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Viléme,</text:p>
      <text:p text:style-name="Normal">v tomto svátečním čase plném lásky si nemohu nepřát, aby naše spojení skrze kameny duše bylo ještě hlubší a silnější. Tvůj archanděl strážný Rafael mi připomíná, že stejně jako ty, i já mám schopnost nesmírné empatie a péče, které nás oba obklopují jako neviditelný plášť. Tvá síla a odvaha, které z tebe jako Berana činí neochvějného bojovníka, jsou pro mě neustálým zdrojem obdivu. A přestože máš schopnost stát pevně na zemi, Rafaelův dotek ti dává tu nejedinečnější schopnost – uzdravit nejen tebe, ale i ostatní kolem sebe.</text:p>
      <text:p text:style-name="Normal">Nechť tato Valentýnská noc odkryje další vrstvy naší společné cesty a přinese nám oběma větší porozumění a lásku, kterou můžeme sdílet. S úctou k našim duším, které jsou spjaty mnohem více, než jsme kdy mohli tušit, věřím, že náš svazek bude dál růst, posilován láskou, porozuměním a ochranou, které nám Rafael dešťuje na naše cesty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